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650" officeooo:paragraph-rsid="001cc650"/>
    </style:style>
    <style:style style:name="P2" style:family="paragraph" style:parent-style-name="Standard">
      <style:paragraph-properties fo:text-align="center" style:justify-single-word="false"/>
      <style:text-properties officeooo:rsid="001e4a39" officeooo:paragraph-rsid="001e4a39"/>
    </style:style>
    <style:style style:name="P3" style:family="paragraph" style:parent-style-name="Standard">
      <style:paragraph-properties fo:text-align="start" style:justify-single-word="false"/>
      <style:text-properties officeooo:rsid="001e4a39" officeooo:paragraph-rsid="001e4a39"/>
    </style:style>
    <style:style style:name="P4" style:family="paragraph" style:parent-style-name="Standard">
      <style:paragraph-properties fo:text-align="start" style:justify-single-word="false"/>
      <style:text-properties officeooo:rsid="001e4a39" officeooo:paragraph-rsid="001e7447"/>
    </style:style>
    <style:style style:name="P5" style:family="paragraph" style:parent-style-name="Standard">
      <style:paragraph-properties fo:text-align="start" style:justify-single-word="false"/>
      <style:text-properties officeooo:rsid="001e7447" officeooo:paragraph-rsid="001e7447"/>
    </style:style>
    <style:style style:name="P6" style:family="paragraph" style:parent-style-name="Standard">
      <style:paragraph-properties fo:text-align="start" style:justify-single-word="false"/>
      <style:text-properties officeooo:rsid="001e91c4" officeooo:paragraph-rsid="001e91c4"/>
    </style:style>
    <style:style style:name="T1" style:family="text">
      <style:text-properties officeooo:rsid="001e4a39"/>
    </style:style>
    <style:style style:name="T2" style:family="text">
      <style:text-properties officeooo:rsid="001e74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kimming</text:p>
      <text:p text:style-name="P1"/>
      <text:p text:style-name="P1">1 A: Falar sobre o falta/abstinencia de cafeina no corpo, os efeitos depois de 12 a 24 horas e as consequencias.</text:p>
      <text:p text:style-name="P1">B: Fala sobre o buling e quando é a hora de lutar, sobre ocorridos principalmente na escola, mais também em outros locais.</text:p>
      <text:p text:style-name="P1"/>
      <text:p text:style-name="P1">2 A: Provavelmente pessoas que consomen muito café e que desejam parar, pois acreditma que se tornou um vicio.</text:p>
      <text:p text:style-name="P1">B: Provavelmente seriam pais e familiares que lerian sobre buling ou pessoas relacionadas com escolas ou ambientes educacionais.</text:p>
      <text:p text:style-name="P1"/>
      <text:p text:style-name="P1">3 Texto A:</text:p>
      <text:p text:style-name="P1">a) V</text:p>
      <text:p text:style-name="P1">b) V</text:p>
      <text:p text:style-name="P1">c) V</text:p>
      <text:p text:style-name="P1">d) V</text:p>
      <text:p text:style-name="P1">e) V</text:p>
      <text:p text:style-name="P1"/>
      <text:p text:style-name="P1">Texto B:</text:p>
      <text:p text:style-name="P1">a) <text:span text:style-name="T1">F</text:span></text:p>
      <text:p text:style-name="P1">b) <text:span text:style-name="T1">F</text:span></text:p>
      <text:p text:style-name="P1">c) <text:span text:style-name="T1">V</text:span></text:p>
      <text:p text:style-name="P1">d) <text:span text:style-name="T1">F</text:span></text:p>
      <text:p text:style-name="P1">e) <text:span text:style-name="T1">V</text:span> </text:p>
      <text:p text:style-name="P1"/>
      <text:p text:style-name="P2">Scanning</text:p>
      <text:p text:style-name="P3"/>
      <text:p text:style-name="P3">1 Texto A.1 Sipses de filme</text:p>
      <text:p text:style-name="P3">A.2 Sipses de filme</text:p>
      <text:p text:style-name="P3">A.3 Sipses de filme</text:p>
      <text:p text:style-name="P3">B.1 Anúncio de pacote turistico</text:p>
      <text:p text:style-name="P3"/>
      <text:p text:style-name="P3">2 a) The Dark Knight</text:p>
      <text:p text:style-name="P3">b) Mamma mia!</text:p>
      <text:p text:style-name="P3">c) <text:span text:style-name="T2">Maior que 13 anos</text:span></text:p>
      <text:p text:style-name="P4">d) The Women <text:span text:style-name="T2">e Mamma mia!</text:span></text:p>
      <text:p text:style-name="P3">e) <text:span text:style-name="T2">Mamma mia!</text:span></text:p>
      <text:p text:style-name="P3">f) <text:span text:style-name="T2">The Women</text:span></text:p>
      <text:p text:style-name="P5">g) Ação/Aventura</text:p>
      <text:p text:style-name="P5">h) The Women</text:p>
      <text:p text:style-name="P5"/>
      <text:p text:style-name="P5">3 a) A duração do pacote turistico</text:p>
      <text:p text:style-name="P5">b) O preço para crianças </text:p>
      <text:p text:style-name="P5">c) O e-mail de contato para reservar o pacote</text:p>
      <text:p text:style-name="P5">d) Os dias da semana e a hora disponível</text:p>
      <text:p text:style-name="P5"/>
      <text:p text:style-name="P5">4 a) Gellért Hill</text:p>
      <text:p text:style-name="P5">b) Retaurante, programa com dançarinas e música e para na cidade de Gellért Hill</text:p>
      <text:p text:style-name="P5">c) Janeiro</text:p>
      <text:p text:style-name="P5"/>
      <text:p text:style-name="P6">5.1 É o relato de um leitor/consumido de um produto em uma revista.</text:p>
      <text:p text:style-name="P6"><text:soft-page-break/>2 seção carta ao leitor</text:p>
      <text:p text:style-name="P6"/>
      <text:p text:style-name="P6">3 Quem escreveu está sempre falando em primeira pessoa e tentando passar sua experiencia para com o produ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3:47:45.286292325</meta:creation-date>
    <dc:date>2021-03-03T14:22:57.538986783</dc:date>
    <meta:editing-duration>PT3M21S</meta:editing-duration>
    <meta:editing-cycles>1</meta:editing-cycles>
    <meta:document-statistic meta:table-count="0" meta:image-count="0" meta:object-count="0" meta:page-count="2" meta:paragraph-count="40" meta:word-count="242" meta:character-count="1223" meta:non-whitespace-character-count="1019"/>
    <meta:generator>LibreOffice/6.4.6.2$Linux_X86_64 LibreOffice_project/40$Build-2</meta:generator>
  </office:meta>
</office:document-meta>
</file>